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T2" style:parent-style-name="Emphasepâle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Paragraphedeliste" style:family="paragraph"/>
    <style:style style:name="P4" style:parent-style-name="Paragraphedeliste" style:family="paragraph"/>
    <style:style style:family="graphic" style:name="a0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Cahier des charges</text:h>
      <text:p text:style-name="Normal"><text:span text:style-name="T2">But :</text:span></text:p>
      <text:p text:style-name="Normal"><draw:custom-shape svg:x="0in" svg:y="0in" svg:width="6.30208in" svg:height="0.09306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p>
      <text:p text:style-name="Normal">-Interface Client/serveur graphique d’un chat écris (fait a 50%) :</text:p>
      <text:p text:style-name="Normal"><text:tab/>-réalisation d’une communication P2P(faible nombre client)</text:p>
      <text:p text:style-name="Normal"><text:tab/>-modélisation graphique</text:p>
      <text:p text:style-name="Normal"><text:tab/>-hiérarchie Administrateur/modo/client</text:p>
      <text:p text:style-name="Normal"><text:tab/>-commande serveur (ping,kick,…)</text:p>
      <text:p text:style-name="Normal"><text:tab/>-option de modification de raccourcie</text:p>
      <text:p text:style-name="Normal"><text:tab/>- synchronisation de la liste de présence des<text:s/>hôtes<text:s/>possibles (liste de contacts, historique, liste des<text:s/>hôtes<text:s/>connectés)</text:p>
      <text:p text:style-name="Normal">2 systemes</text:p>
      <text:list text:style-name="LFO1" text:continue-numbering="true">
        <text:list-item>
          <text:p text:style-name="P3">Un truc central</text:p>
        </text:list-item>
        <text:list-item>
          <text:p text:style-name="P4">Si turc central non disponible, il y a un service qui<text:s/>émet<text:s/>et<text:s/>reçoit<text:s/>périodiquement<text:s/>des<text:s/>paquets<text:s/>‘keep alive’ des autres<text:s/>hôtes</text:p>
        </text:list-item>
      </text:list>
      <text:p text:style-name="Normal">optionnel-Interface Client/serveur<text:s/>texte :</text:p>
      <text:p text:style-name="Normal"><text:tab/>-importation des fonctionnalités<text:s/>du système précédent</text:p>
      <text:p text:style-name="Normal">Priorité 2° :</text:p>
      <text:p text:style-name="Normal"><text:tab/>-rajout d’une communication hors P2P (client/serveur)</text:p>
      <text:p text:style-name="Normal"><text:tab/>-réalisations de chat secondaire (message priver/ …)</text:p>
      <text:p text:style-name="Normal">Priorité 3° :</text:p>
      <text:p text:style-name="Normal"><text:tab/>-Recherche d’une bibliothèque Voice/IP</text:p>
      <text:p text:style-name="Normal"><text:tab/>Client: -réglage<text:s/>micro, audio<text:s/>(choix du micro, du seuil de Start envoyé(antibruit))</text:p>
      <text:p text:style-name="Normal"><text:tab/><text:s/><text:tab/>-implémentation de l’option appuyer pour<text:s/>parler, couper<text:s/>l’in/output odio,…<text:s/></text:p>
      <text:p text:style-name="Normal"/>
      <text:p text:style-name="Normal"><draw:custom-shape svg:x="0in" svg:y="0in" svg:width="6.30208in" svg:height="0.09306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p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mphasepâle" style:display-name="Emphase pâle" style:family="text" style:parent-style-name="Policepardéfaut">
      <style:text-properties fo:font-style="italic" style:font-style-asian="italic" style:font-style-complex="italic"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Calibri" style:font-name-asian="MS Mincho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rancois Morillon</meta:initial-creator>
    <dc:creator>francois Morillon</dc:creator>
    <meta:creation-date>2015-03-10T18:50:00Z</meta:creation-date>
    <dc:date>2015-03-10T18:50:00Z</dc:date>
    <meta:template xlink:href="Normal.dotm" xlink:type="simple"/>
    <meta:editing-cycles>2</meta:editing-cycles>
    <meta:editing-duration>PT60S</meta:editing-duration>
    <meta:document-statistic meta:page-count="1" meta:paragraph-count="2" meta:word-count="155" meta:character-count="1008" meta:row-count="7" meta:non-whitespace-character-count="855"/>
  </office:meta>
</office:document-meta>
</file>